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officeooo:rsid="001d9f51" officeooo:paragraph-rsid="001d9f51"/>
    </style:style>
    <style:style style:name="P2" style:family="paragraph" style:parent-style-name="Standard">
      <style:text-properties officeooo:rsid="001f800f" officeooo:paragraph-rsid="001f800f"/>
    </style:style>
    <style:style style:name="P3" style:family="paragraph" style:parent-style-name="Standard">
      <style:text-properties officeooo:rsid="001f800f" officeooo:paragraph-rsid="00205d04"/>
    </style:style>
    <style:style style:name="P4" style:family="paragraph" style:parent-style-name="Standard">
      <style:text-properties officeooo:rsid="0020038e" officeooo:paragraph-rsid="0020038e"/>
    </style:style>
    <style:style style:name="P5" style:family="paragraph" style:parent-style-name="Standard">
      <style:text-properties officeooo:rsid="0020038e" officeooo:paragraph-rsid="00205d04"/>
    </style:style>
    <style:style style:name="P6" style:family="paragraph" style:parent-style-name="Standard">
      <style:text-properties officeooo:rsid="00214426" officeooo:paragraph-rsid="00214426"/>
    </style:style>
    <style:style style:name="T1" style:family="text">
      <style:text-properties officeooo:rsid="001eef8f"/>
    </style:style>
    <style:style style:name="T2" style:family="text">
      <style:text-properties officeooo:rsid="001f800f"/>
    </style:style>
    <style:style style:name="T3" style:family="text">
      <style:text-properties officeooo:rsid="0020038e"/>
    </style:style>
    <style:style style:name="T4" style:family="text">
      <style:text-properties officeooo:rsid="00202da0"/>
    </style:style>
    <style:style style:name="T5" style:family="text">
      <style:text-properties fo:font-variant="normal" fo:text-transform="none" fo:color="#dcddde" loext:opacity="100%" style:font-name="Whitney" fo:font-size="9.60000038146973pt" fo:letter-spacing="normal" fo:font-style="normal" fo:font-weight="normal"/>
    </style:style>
    <style:style style:name="T6" style:family="text">
      <style:text-properties fo:font-variant="normal" fo:text-transform="none" fo:color="#dcddde" loext:opacity="100%" style:font-name="Whitney" fo:font-size="9.60000038146973pt" fo:letter-spacing="normal" fo:font-style="normal" fo:font-weight="normal" officeooo:rsid="00205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7|8&amp;3)%110b = <text:span text:style-name="T1">1</text:span></text:p>
      <text:p text:style-name="P2">(8|4&amp;3)%11<text:span text:style-name="T3">0</text:span>b = 2</text:p>
      <text:p text:style-name="P4">(8|9&amp;6)%110b = 2</text:p>
      <text:p text:style-name="P4">(7|8&amp;3)%<text:span text:style-name="T2">110b</text:span> = 1</text:p>
      <text:p text:style-name="P4">(2|8&amp;6)%110b <text:span text:style-name="T4">= 2</text:span></text:p>
      <text:p text:style-name="P3"><text:span text:style-name="T5">(9|6&amp;5)%110b = 1</text:span></text:p>
      <text:p text:style-name="P3"><text:span text:style-name="T5">(7|4&amp;8)%110b = 1</text:span></text:p>
      <text:p text:style-name="P6"><text:span text:style-name="T5">(3&amp;6 + 4|4^8)%1000b = 6</text:span></text:p>
      <text:p text:style-name="P6"><text:span text:style-name="T5"/></text:p>
      <text:p text:style-name="P6"><text:span text:style-name="T5"/></text:p>
      <text:p text:style-name="P5"><text:span text:style-name="T6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18:49:26.348000000</dc:date>
    <meta:editing-duration>PT19M58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26" meta:character-count="136" meta:non-whitespace-character-count="117"/>
  </office:meta>
</office:document-meta>
</file>